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Courier" svg:font-family="Courier"/>
    <style:font-face style:name="Droid Sans Mono" svg:font-family="'Droid Sans Mono', monospace, monospace, 'Droid Sans Fallback'"/>
    <style:font-face style:name="IBM Plex Sans" svg:font-family="'IBM Plex Sans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33332d" draw:opacity="100%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#33332d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loext:graphic-properties draw:fill="solid" draw:fill-color="#33332d" draw:opacity="100%"/>
      <style:paragraph-properties fo:margin-top="0in" fo:margin-bottom="0in" loext:contextual-spacing="false" fo:line-height="150%" fo:text-align="start" style:justify-single-word="false" fo:orphans="2" fo:widows="2" fo:background-color="#33332d" fo:padding="0in" fo:border="non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 fo:orphans="2" fo:widows="2" fo:padding="0in" fo:border="none"/>
      <style:text-properties fo:color="#d4d4d4" style:font-name="Droid Sans Mono" fo:font-size="10.5pt" fo:font-weight="normal" officeooo:rsid="001b3762" officeooo:paragraph-rsid="001b3762" fo:background-color="#1e1e1e"/>
    </style:style>
    <style:style style:name="P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6" style:family="paragraph" style:parent-style-name="Text_20_body">
      <style:text-properties fo:font-size="12pt" fo:font-weight="normal" officeooo:rsid="001b3762" officeooo:paragraph-rsid="001b376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33332d" style:font-name="IBM Plex Sans" fo:font-size="12pt" fo:letter-spacing="normal" fo:font-style="normal" fo:font-weight="normal" officeooo:rsid="001b3762" officeooo:paragraph-rsid="001b3762" fo:background-color="#1e1e1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2d" style:font-name="IBM Plex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33332d" style:font-name="IBM Plex Sans" fo:font-size="12pt" fo:letter-spacing="normal" fo:font-style="normal" fo:font-weight="normal" officeooo:rsid="001b3762" officeooo:paragraph-rsid="001b3762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33332d" style:font-name="IBM Plex Sans" fo:font-size="12pt" fo:letter-spacing="normal" fo:font-style="normal" fo:font-weight="normal" officeooo:rsid="001b3762" officeooo:paragraph-rsid="001b3762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officeooo:paragraph-rsid="001b3762"/>
    </style:style>
    <style:style style:name="T1" style:family="text">
      <style:text-properties fo:font-variant="normal" fo:text-transform="none" fo:color="#ffffff" style:font-name="Consolas" fo:font-size="13.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f5b83d" style:font-name="Consolas" fo:font-size="13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33332d" style:font-name="IBM Plex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3332d" style:font-name="IBM Plex Sans" fo:font-size="12pt" fo:letter-spacing="normal" fo:font-style="normal" fo:font-weight="normal" officeooo:rsid="001b3762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33332d" style:font-name="IBM Plex Sans" fo:font-size="12pt" fo:letter-spacing="normal" fo:font-style="italic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3332d" style:font-name="Courier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7" style:family="text">
      <style:text-properties fo:font-variant="normal" fo:text-transform="none" fo:color="#9cdcfe" style:font-name="IBM Plex Sans" fo:font-size="12pt" fo:letter-spacing="normal" fo:font-style="normal" fo:font-weight="normal" fo:background-color="#1e1e1e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IBM Plex Sans" fo:font-size="12pt" fo:letter-spacing="normal" fo:font-style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ce9178" style:font-name="IBM Plex Sans" fo:font-size="12pt" fo:letter-spacing="normal" fo:font-style="normal" fo:font-weight="normal" fo:background-color="#1e1e1e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d4d4d4" style:font-name="IBM Plex Sans" fo:font-size="12pt" fo:letter-spacing="normal" fo:font-style="normal" fo:font-weight="normal" fo:background-color="#1e1e1e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dcdcaa" style:font-name="IBM Plex Sans" fo:font-size="12pt" fo:letter-spacing="normal" fo:font-style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569cd6" style:font-name="IBM Plex Sans" fo:font-size="12pt" fo:letter-spacing="normal" fo:font-style="normal" style:font-size-asian="12pt" style:font-weight-asian="normal" style:font-size-complex="12pt" style:font-weight-complex="normal"/>
    </style:style>
    <style:style style:name="T13" style:family="text">
      <style:text-properties fo:color="#9cdcfe"/>
    </style:style>
    <style:style style:name="T14" style:family="text">
      <style:text-properties fo:color="#ce9178"/>
    </style:style>
    <style:style style:name="T15" style:family="text">
      <style:text-properties fo:color="#dcdcaa"/>
    </style:style>
    <style:style style:name="T16" style:family="text">
      <style:text-properties fo:color="#569cd6"/>
    </style:style>
    <style:style style:name="T17" style:family="text">
      <style:text-properties fo:color="#4fc1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ter 2</text:p>
      <text:p text:style-name="Text_20_body"/>
      <text:p text:style-name="P1"><text:span text:style-name="Source_20_Text"><text:span text:style-name="T1">npm install axios</text:span></text:span></text:p>
      <text:p text:style-name="P3"><text:span text:style-name="Source_20_Text"><text:span text:style-name="T1">npm install json</text:span></text:span><text:span text:style-name="Source_20_Text"><text:span text:style-name="T2">-</text:span></text:span><text:span text:style-name="Source_20_Text"><text:span text:style-name="T1">server </text:span></text:span><text:span text:style-name="Source_20_Text"><text:span text:style-name="T2">--</text:span></text:span><text:span text:style-name="Source_20_Text"><text:span text:style-name="T1">save</text:span></text:span><text:span text:style-name="Source_20_Text"><text:span text:style-name="T2">-</text:span></text:span><text:span text:style-name="Source_20_Text"><text:span text:style-name="T1">dev</text:span></text:span></text:p>
      <text:p text:style-name="P2"><text:span text:style-name="T3">There is a fine difference in the parameters. </text:span><text:span text:style-name="T5">axios</text:span><text:span text:style-name="T3"> is installed as a runtime dependency of the application, because the execution of the program requires the existence of the library. On the other hand, </text:span><text:span text:style-name="T5">json-server</text:span><text:span text:style-name="T3"> was installed as a development dependency (</text:span><text:span text:style-name="Emphasis"><text:span text:style-name="T6">--save-dev</text:span></text:span><text:span text:style-name="T3">), since the program itself doesn't require it. It is used for assistance during software development. There will be more on different dependencies in the next part of the course.</text:span></text:p>
      <text:p text:style-name="P8"/>
      <text:h text:style-name="Heading_20_2" text:outline-level="2">Basic setup for JSON-Server</text:h>
      <text:list xml:id="list3323232274" text:style-name="L1">
        <text:list-item>
          <text:p text:style-name="P9">Setup data in db.json file</text:p>
        </text:list-item>
        <text:list-item>
          <text:p text:style-name="P9">install json-server as dependancy</text:p>
        </text:list-item>
        <text:list-item>
          <text:p text:style-name="P11"><text:span text:style-name="T4">setup server script </text:span><text:span text:style-name="T7">"server"</text:span><text:span text:style-name="T10">: </text:span><text:span text:style-name="T9">"json-server -p3001 --watch db.json"</text:span></text:p>
        </text:list-item>
        <text:list-item>
          <text:p text:style-name="P9">Use effect to get init state from server</text:p>
        </text:list-item>
      </text:list>
      <text:p text:style-name="P7"/>
      <text:p text:style-name="P7"/>
      <text:p text:style-name="P4"><text:span text:style-name="T11">useEffect</text:span><text:span text:style-name="T8">(() </text:span><text:span text:style-name="T12">=&gt;</text:span><text:span text:style-name="T8"> {</text:span></text:p>
      <text:p text:style-name="P5"><text:span text:style-name="T17"><text:s text:c="4"/>axios</text:span>.<text:span text:style-name="T15">get</text:span>(<text:span text:style-name="T14">"http://localhost:3001/persons"</text:span>).<text:span text:style-name="T15">then</text:span>((<text:span text:style-name="T13">response</text:span>) <text:span text:style-name="T16">=&gt;</text:span> {</text:p>
      <text:p text:style-name="P5"><text:span text:style-name="T15"><text:s text:c="8"/>setPersons</text:span>(<text:span text:style-name="T13">response</text:span>.<text:span text:style-name="T13">data</text:span>);</text:p>
      <text:p text:style-name="P5"><text:s text:c="4"/>});</text:p>
      <text:p text:style-name="P5">}, []);</text:p>
      <text:p text:style-name="P5"/>
      <text:p text:style-name="P10"/>
      <text:p text:style-name="P6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Courier" svg:font-family="Courier"/>
    <style:font-face style:name="Droid Sans Mono" svg:font-family="'Droid Sans Mono', monospace, monospace, 'Droid Sans Fallback'"/>
    <style:font-face style:name="IBM Plex Sans" svg:font-family="'IBM Plex Sans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4:24:32.356991418</meta:creation-date>
    <dc:date>2021-12-05T16:17:14.380364135</dc:date>
    <meta:editing-duration>PT12M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26" meta:character-count="836" meta:non-whitespace-character-count="715"/>
  </office:meta>
</office:document-meta>
</file>